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21_17-01-31_000.jpg</text:p>
          </table:table-cell>
          <table:table-cell table:style-name="ce26" office:value-type="string">
            <text:p>:bookmemo / 読んだ本：読み始め / 『新　材料化学の最前線』 / 著者=首都大学東京　都市環境学部　分子応用化学研究会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：読み始め / 『新　材料化学の最前線』 / 著者=首都大学東京　都市環境学部　分子応用化学研究会 / 目次">
            <text:p>:bookmemo / 読んだ本：読み始め / 『新　材料化学の最前線』 / 著者=首都大学東京　都市環境学部　分子応用化学研究会 / 目次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8" office:value-type="string">
            <text:p>2023-08-21_17-01-55_000.jpg</text:p>
          </table:table-cell>
          <table:table-cell table:style-name="ce26" office:value-type="string">
            <text:p>:bookmemo / 読んだ本：読み始め / 『新　材料化学の最前線』 / 著者=首都大学東京　都市環境学部　分子応用化学研究会 / 目次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：読み始め / 『新　材料化学の最前線』 / 著者=首都大学東京　都市環境学部　分子応用化学研究会 / 目次">
            <text:p>:bookmemo / 読んだ本：読み始め / 『新　材料化学の最前線』 / 著者=首都大学東京　都市環境学部　分子応用化学研究会 / 目次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8-21_17-02-11_000.jpg</text:p>
          </table:table-cell>
          <table:table-cell table:style-name="ce26" office:value-type="string">
            <text:p>:bookmemo / 読んだ本：読み始め / 『新　材料化学の最前線』 / 著者=首都大学東京　都市環境学部　分子応用化学研究会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bookmemo / 読んだ本：読み始め / 『新　材料化学の最前線』 / 著者=首都大学東京　都市環境学部　分子応用化学研究会 / 目次">
            <text:p>:bookmemo / 読んだ本：読み始め / 『新　材料化学の最前線』 / 著者=首都大学東京　都市環境学部　分子応用化学研究会 / 目次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8" office:value-type="string">
            <text:p>2023-08-22_07-37-2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起きた時刻 / 2023">
            <text:p>:m :PHOTO 起き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8-22_01-28-39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">
            <text:p>:m :PHOTO 寝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8-21_21-39-45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8-21_21-39-4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8-22_12-26-15_000.jpg</text:p>
          </table:table-cell>
          <table:table-cell table:style-name="ce26" office:value-type="string">
            <text:p>:m 食べた物 </text:p>
          </table:table-cell>
          <table:table-cell table:style-name="ce43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 office:value-type="string">
            <text:p>2023-08-22_07-39-3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8-22_11-37-46_000.jpg</text:p>
          </table:table-cell>
          <table:table-cell table:style-name="ce26" office:value-type="string">
            <text:p>:m / daylog メモ / date=0810;0811;0812;0813;0814;0815 / other=~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/ daylog メモ / date=0810;0811;0812;0813;0814;0815 / other=~ / 2023">
            <text:p>:m / daylog メモ / date=0810;0811;0812;0813;0814;0815 / other=~ / 2023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2">
            <text:p>12</text:p>
          </table:table-cell>
          <table:table-cell table:style-name="ce17" office:value-type="string">
            <text:p>2023-08-22_12-14-36_000.jpg</text:p>
          </table:table-cell>
          <table:table-cell table:style-name="ce26" office:value-type="string">
            <text:p>:PHOTO 記録 / location=自室 / topic=アース：ゴキジェットプロ：ゴキブリ用、殺虫スプレー / for=~ / occasion=終了：使い切った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 / location=自室 / topic=アース：ゴキジェットプロ：ゴキブリ用、殺虫スプレー / for=~ / occasion=終了：使い切った,other=~">
            <text:p>:PHOTO 記録 / location=自室 / topic=アース：ゴキジェットプロ：ゴキブリ用、殺虫スプレー / for=~ / occasion=終了：使い切った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8-21_18-30-42_000.mp4</text:p>
          </table:table-cell>
          <table:table-cell table:style-name="ce26" office:value-type="string">
            <text:p>:VIDEO / @自室 / 記録 / jap.flute / 演奏、play / R=1 / genre=melody,for=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VIDEO / @自室 / 記録 / jap.flute / 演奏、play / R=1 / genre=melody,for=,file-piece-id=~,memo=~,session=hour-18,recording-id=~,other=~ / follow+">
            <text:p>:VIDEO / @自室 / 記録 / jap.flute / 演奏、play / R=1 / genre=melody,for=,file-piece-id=~,memo=~,session=hour-18,recording-id=~,other=~ / follow+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8-21_18-48-28_000.mp4</text:p>
          </table:table-cell>
          <table:table-cell table:style-name="ce26" office:value-type="string">
            <text:p>:VIDEO / @自室 / 記録 / jap.flute / 演奏、play / R=2 / genre=melody:demo-composition:0821-2;,for=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VIDEO / @自室 / 記録 / jap.flute / 演奏、play / R=2 / genre=melody:demo-composition:0821-2;,for=,file-piece-id=~,memo=~,session=hour-18,recording-id=~,other=~ / follow+">
            <text:p>:VIDEO / @自室 / 記録 / jap.flute / 演奏、play / R=2 / genre=melody:demo-composition:0821-2;,for=,file-piece-id=~,memo=~,session=hour-18,recording-id=~,other=~ / follow+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9];CONCATENATE([.C19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2">2023/08/22</text:date>, <text:time>17:55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22T17:55:12.28</dc:date>
    <dc:creator>岩淵 謙</dc:creator>
    <meta:editing-duration>P58DT10H14M21S</meta:editing-duration>
    <meta:editing-cycles>19557</meta:editing-cycles>
    <meta:document-statistic meta:table-count="2" meta:cell-count="922" meta:object-count="0"/>
    <meta:user-defined meta:name="qrichtext">1</meta:user-defined>
  </office:meta>
</office:document-meta>
</file>